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8.9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Depth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<text:span text:style-name="T1">10 GAME</text:span>S (-02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apsed Time (ms)</text:p>
          </table:table-cell>
          <table:table-cell office:value-type="float" office:value="132" calcext:value-type="float">
            <text:p>132</text:p>
          </table:table-cell>
          <table:table-cell office:value-type="float" office:value="988" calcext:value-type="float">
            <text:p>988</text:p>
          </table:table-cell>
          <table:table-cell office:value-type="float" office:value="10021" calcext:value-type="float">
            <text:p>10021</text:p>
          </table:table-cell>
          <table:table-cell office:value-type="float" office:value="201742" calcext:value-type="float">
            <text:p>201742</text:p>
          </table:table-cell>
          <table:table-cell office:value-type="float" office:value="436270" calcext:value-type="float">
            <text:p>436270</text:p>
          </table:table-cell>
        </table:table-row>
        <table:table-row table:style-name="ro1">
          <table:table-cell office:value-type="string" calcext:value-type="string">
            <text:p>Games per second</text:p>
          </table:table-cell>
          <table:table-cell office:value-type="float" office:value="75.7576" calcext:value-type="float">
            <text:p>75.7576</text:p>
          </table:table-cell>
          <table:table-cell office:value-type="float" office:value="10.1215" calcext:value-type="float">
            <text:p>10.1215</text:p>
          </table:table-cell>
          <table:table-cell office:value-type="float" office:value="0.997904" calcext:value-type="float">
            <text:p>0.997904</text:p>
          </table:table-cell>
          <table:table-cell office:value-type="float" office:value="0.0495683" calcext:value-type="float">
            <text:p>0.0495683</text:p>
          </table:table-cell>
          <table:table-cell office:value-type="float" office:value="0.0229216" calcext:value-type="float">
            <text:p>0.0229216</text:p>
          </table:table-cell>
        </table:table-row>
        <table:table-row table:style-name="ro1">
          <table:table-cell office:value-type="string" calcext:value-type="string">
            <text:p>Avg. turns per game</text:p>
          </table:table-cell>
          <table:table-cell office:value-type="float" office:value="70.8" calcext:value-type="float">
            <text:p>70.8</text:p>
          </table:table-cell>
          <table:table-cell office:value-type="float" office:value="67.1" calcext:value-type="float">
            <text:p>67.1</text:p>
          </table:table-cell>
          <table:table-cell office:value-type="float" office:value="88.7" calcext:value-type="float">
            <text:p>88.7</text:p>
          </table:table-cell>
          <table:table-cell office:value-type="float" office:value="87.5" calcext:value-type="float">
            <text:p>87.5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Avg. turns per second</text:p>
          </table:table-cell>
          <table:table-cell office:value-type="float" office:value="5363.64" calcext:value-type="float">
            <text:p>5363.64</text:p>
          </table:table-cell>
          <table:table-cell office:value-type="float" office:value="679.15" calcext:value-type="float">
            <text:p>679.15</text:p>
          </table:table-cell>
          <table:table-cell office:value-type="float" office:value="88.5141" calcext:value-type="float">
            <text:p>88.5141</text:p>
          </table:table-cell>
          <table:table-cell office:value-type="float" office:value="4.33722" calcext:value-type="float">
            <text:p>4.33722</text:p>
          </table:table-cell>
          <table:table-cell office:value-type="float" office:value="2.28757" calcext:value-type="float">
            <text:p>2.28757</text:p>
          </table:table-cell>
        </table:table-row>
        <table:table-row table:style-name="ro1">
          <table:table-cell office:value-type="string" calcext:value-type="string">
            <text:p>Player 1 Win Coun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er 2 Win Cou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<text:span text:style-name="T1">10 GAME</text:span>S (-0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apsed Time (ms)</text:p>
          </table:table-cell>
          <table:table-cell office:value-type="float" office:value="156" calcext:value-type="float">
            <text:p>156</text:p>
          </table:table-cell>
          <table:table-cell office:value-type="float" office:value="1165" calcext:value-type="float">
            <text:p>1165</text:p>
          </table:table-cell>
          <table:table-cell office:value-type="float" office:value="11867" calcext:value-type="float">
            <text:p>11867</text:p>
          </table:table-cell>
          <table:table-cell office:value-type="float" office:value="239599" calcext:value-type="float">
            <text:p>239599</text:p>
          </table:table-cell>
          <table:table-cell office:value-type="float" office:value="516323" calcext:value-type="float">
            <text:p>516323</text:p>
          </table:table-cell>
        </table:table-row>
        <table:table-row table:style-name="ro1">
          <table:table-cell office:value-type="string" calcext:value-type="string">
            <text:p>Games per second</text:p>
          </table:table-cell>
          <table:table-cell office:value-type="float" office:value="64.1026" calcext:value-type="float">
            <text:p>64.1026</text:p>
          </table:table-cell>
          <table:table-cell office:value-type="float" office:value="8.58369" calcext:value-type="float">
            <text:p>8.58369</text:p>
          </table:table-cell>
          <table:table-cell office:value-type="float" office:value="0.842673" calcext:value-type="float">
            <text:p>0.842673</text:p>
          </table:table-cell>
          <table:table-cell office:value-type="float" office:value="0.0417364" calcext:value-type="float">
            <text:p>0.0417364</text:p>
          </table:table-cell>
          <table:table-cell office:value-type="float" office:value="0.0193677" calcext:value-type="float">
            <text:p>0.0193677</text:p>
          </table:table-cell>
        </table:table-row>
        <table:table-row table:style-name="ro1">
          <table:table-cell office:value-type="string" calcext:value-type="string">
            <text:p>Avg. turns per game</text:p>
          </table:table-cell>
          <table:table-cell office:value-type="float" office:value="70.8" calcext:value-type="float">
            <text:p>70.8</text:p>
          </table:table-cell>
          <table:table-cell office:value-type="float" office:value="67.1" calcext:value-type="float">
            <text:p>67.1</text:p>
          </table:table-cell>
          <table:table-cell office:value-type="float" office:value="88.7" calcext:value-type="float">
            <text:p>88.7</text:p>
          </table:table-cell>
          <table:table-cell office:value-type="float" office:value="87.5" calcext:value-type="float">
            <text:p>87.5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Avg. turns per second</text:p>
          </table:table-cell>
          <table:table-cell office:value-type="float" office:value="4538.46" calcext:value-type="float">
            <text:p>4538.46</text:p>
          </table:table-cell>
          <table:table-cell office:value-type="float" office:value="575.966" calcext:value-type="float">
            <text:p>575.966</text:p>
          </table:table-cell>
          <table:table-cell office:value-type="float" office:value="74.7451" calcext:value-type="float">
            <text:p>74.7451</text:p>
          </table:table-cell>
          <table:table-cell office:value-type="float" office:value="3.65194" calcext:value-type="float">
            <text:p>3.65194</text:p>
          </table:table-cell>
          <table:table-cell office:value-type="float" office:value="1.9329" calcext:value-type="float">
            <text:p>1.9329</text:p>
          </table:table-cell>
        </table:table-row>
        <table:table-row table:style-name="ro1">
          <table:table-cell office:value-type="string" calcext:value-type="string">
            <text:p>Player 1 Win Coun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er 2 Win Cou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<text:span text:style-name="T1">10 GAME</text:span>S (-02) (No Prun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apsed Time (ms)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Games per seco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. turns per g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. turns per seco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 1 Win Cou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 2 Win Coun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7:30:15.734110083</meta:creation-date>
    <dc:date>2019-02-26T19:55:21.905285767</dc:date>
    <meta:editing-duration>PT32M3S</meta:editing-duration>
    <meta:editing-cycles>3</meta:editing-cycles>
    <meta:generator>LibreOffice/6.1.4.2$Linux_X86_64 LibreOffice_project/10$Build-2</meta:generator>
    <meta:document-statistic meta:table-count="1" meta:cell-count="87" meta:object-count="0"/>
  </office:meta>
</office:document-meta>
</file>